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Arial, sans-serif"/>
    <style:font-face style:name="monospace1" svg:font-family="monospace"/>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line-height-at-least="0.2291in" fo:text-align="justify" style:justify-single-word="false" fo:orphans="2" fo:widows="2"/>
    </style:style>
    <style:style style:name="P2" style:family="paragraph" style:parent-style-name="Text_20_body">
      <style:paragraph-properties fo:orphans="2" fo:widows="2"/>
      <style:text-properties fo:font-variant="normal" fo:text-transform="none" fo:color="#aacc99" style:font-name="monospace1" fo:font-size="12pt" fo:letter-spacing="normal" fo:font-style="normal" fo:font-weight="normal" fo:background-color="#eeffcc" loext:padding="0.0193in" loext:border="0.74pt solid #aacc99"/>
    </style:style>
    <style:style style:name="P3" style:family="paragraph" style:parent-style-name="Text_20_body">
      <style:paragraph-properties style:line-height-at-least="0.2291in" fo:text-align="justify" style:justify-single-word="false" fo:orphans="2" fo:widows="2"/>
      <style:text-properties fo:font-variant="normal" fo:text-transform="none" fo:color="#222222" style:font-name="Lucida Grande" fo:font-size="12pt" fo:letter-spacing="normal" fo:font-style="normal" fo:font-weight="normal"/>
    </style:style>
    <style:style style:name="P4" style:family="paragraph" style:parent-style-name="Text_20_body">
      <style:paragraph-properties fo:margin-left="0in" fo:margin-right="0in" style:line-height-at-least="0.2291in" fo:text-align="justify" style:justify-single-word="false" fo:orphans="2" fo:widows="2" fo:text-indent="0in" style:auto-text-indent="false"/>
    </style:style>
    <style:style style:name="P5" style:family="paragraph" style:parent-style-name="Text_20_body">
      <style:paragraph-properties fo:margin-left="1.4126in" fo:margin-right="0.1043in" fo:margin-top="0in" fo:margin-bottom="0.052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normal" fo:font-weight="bold" fo:background-color="#eeeeee" loext:padding="0.0728in" loext:border="0.06pt solid #cccccc"/>
    </style:style>
    <style:style style:name="P6" style:family="paragraph" style:parent-style-name="Text_20_body">
      <style:paragraph-properties fo:margin-left="1.4126in" fo:margin-right="0in" fo:margin-top="0in" fo:margin-bottom="0.052in" loext:contextual-spacing="false" style:line-height-at-least="0.2291in" fo:text-align="justify" style:justify-single-word="false" fo:orphans="2" fo:widows="2" fo:text-indent="0in" style:auto-text-indent="false"/>
    </style:style>
    <style:style style:name="P7" style:family="paragraph" style:parent-style-name="Text_20_body">
      <style:paragraph-properties fo:margin-left="0.7063in" fo:margin-right="0in" style:line-height-at-least="0.2291in" fo:text-align="justify" style:justify-single-word="false" fo:orphans="2" fo:widows="2" fo:text-indent="0in" style:auto-text-indent="false"/>
    </style:style>
    <style:style style:name="P8" style:family="paragraph" style:parent-style-name="Text_20_body">
      <style:paragraph-properties fo:margin-left="0in" fo:margin-right="0.1043in" fo:margin-top="0in" fo:margin-bottom="0.052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normal" fo:font-weight="bold" fo:background-color="#eeeeee" loext:padding="0.0728in" loext:border="0.06pt solid #cccccc"/>
    </style:style>
    <style:style style:name="P9" style:family="paragraph" style:parent-style-name="Text_20_body">
      <style:paragraph-properties fo:margin-top="0.1043in" fo:margin-bottom="0.1043in" loext:contextual-spacing="false" fo:orphans="2" fo:widows="2"/>
      <style:text-properties fo:font-variant="normal" fo:text-transform="none" fo:color="#222222" fo:letter-spacing="normal" fo:background-color="#eeeeee" loext:padding="0.0728in" loext:border="0.06pt solid #cccccc"/>
    </style:style>
    <style:style style:name="P10" style:family="paragraph" style:parent-style-name="Text_20_body">
      <style:paragraph-properties fo:margin-top="0in" fo:margin-bottom="0.052in" loext:contextual-spacing="false" style:line-height-at-least="0.2291in" fo:text-align="justify" style:justify-single-word="false" fo:orphans="2" fo:widows="2"/>
      <style:text-properties fo:font-variant="normal" fo:text-transform="none" fo:color="#222222" style:font-name="Lucida Grande" fo:font-size="12pt" fo:letter-spacing="normal" fo:font-style="normal" fo:font-weight="normal" fo:background-color="#eeeeee" loext:padding="0.0728in" loext:border="0.06pt solid #cccccc"/>
    </style:style>
    <style:style style:name="P11" style:family="paragraph" style:parent-style-name="Heading_20_1">
      <style:text-properties officeooo:rsid="00141196" officeooo:paragraph-rsid="00141196"/>
    </style:style>
    <style:style style:name="P12"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1a1a1a" style:font-name="Lucida Grande" fo:font-size="18.75pt" fo:letter-spacing="normal" fo:font-style="normal" fo:font-weight="normal"/>
    </style:style>
    <style:style style:name="P13" style:family="paragraph" style:parent-style-name="Preformatted_20_Text">
      <style:paragraph-properties fo:margin-top="0in" fo:margin-bottom="0.1965in" loext:contextual-spacing="false" style:line-height-at-least="0.1874in" fo:orphans="2" fo:widows="2" fo:padding="0.052in" fo:border="0.06pt solid #aacc99"/>
      <style:text-properties fo:font-variant="normal" fo:text-transform="none" fo:color="#333333" style:font-name="monospace" fo:font-size="11.25pt" fo:letter-spacing="normal" fo:font-style="normal" fo:font-weight="normal" fo:background-color="#eeffcc"/>
    </style:style>
    <style:style style:name="P14" style:family="paragraph" style:parent-style-name="Preformatted_20_Text">
      <style:paragraph-properties fo:margin-top="0in" fo:margin-bottom="0.1965in" loext:contextual-spacing="false" style:line-height-at-least="0.1874in" fo:orphans="2" fo:widows="2" fo:padding="0.052in" fo:border="0.06pt solid #aacc99"/>
      <style:text-properties fo:font-variant="normal" fo:text-transform="none" fo:color="#333333" fo:letter-spacing="normal" fo:background-color="#eeffcc"/>
    </style:style>
    <style:style style:name="P15" style:family="paragraph" style:parent-style-name="Preformatted_20_Text">
      <style:paragraph-properties style:line-height-at-least="0.1874in" fo:orphans="2" fo:widows="2" fo:padding="0.052in" fo:border="0.06pt solid #aacc99"/>
      <style:text-properties fo:font-variant="normal" fo:text-transform="none" fo:color="#333333" style:font-name="monospace" fo:font-size="11.25pt" fo:letter-spacing="normal" fo:font-style="normal" fo:font-weight="normal" fo:background-color="#eeffcc"/>
    </style:style>
    <style:style style:name="P16" style:family="paragraph" style:parent-style-name="Preformatted_20_Text">
      <style:paragraph-properties style:line-height-at-least="0.1874in" fo:orphans="2" fo:widows="2" fo:padding="0.052in" fo:border="0.06pt solid #aacc99"/>
      <style:text-properties fo:font-variant="normal" fo:text-transform="none" fo:color="#333333" fo:letter-spacing="normal" fo:background-color="#eeffcc"/>
    </style:style>
    <style:style style:name="P17" style:family="paragraph" style:parent-style-name="Preformatted_20_Text">
      <style:paragraph-properties style:line-height-at-least="0.1874in" fo:orphans="2" fo:widows="2" fo:padding="0.052in" fo:border="0.06pt solid #aacc99"/>
    </style:style>
    <style:style style:name="P18" style:family="paragraph" style:parent-style-name="Preformatted_20_Text">
      <style:paragraph-properties fo:margin-left="1.4126in" fo:margin-right="0in" fo:margin-top="0.0311in" fo:margin-bottom="0.1043in" loext:contextual-spacing="false" style:line-height-at-least="0.1874in" fo:text-align="justify" style:justify-single-word="false" fo:orphans="2" fo:widows="2" fo:text-indent="0in" style:auto-text-indent="false" fo:padding="0.052in" fo:border="0.06pt solid #aacc99"/>
      <style:text-properties fo:font-variant="normal" fo:text-transform="none" fo:color="#333333" style:font-name="monospace" fo:font-size="11.25pt" fo:letter-spacing="normal" fo:font-style="normal" fo:font-weight="normal" fo:background-color="#eeffcc"/>
    </style:style>
    <style:style style:name="P19" style:family="paragraph" style:parent-style-name="Preformatted_20_Text">
      <style:paragraph-properties fo:margin-left="1.4126in" fo:margin-right="0in" fo:margin-top="0.0311in" fo:margin-bottom="0.1043in" loext:contextual-spacing="false" style:line-height-at-least="0.1874in" fo:text-align="justify" style:justify-single-word="false" fo:orphans="2" fo:widows="2" fo:text-indent="0in" style:auto-text-indent="false" fo:padding="0.052in" fo:border="0.06pt solid #aacc99"/>
      <style:text-properties fo:font-variant="normal" fo:text-transform="none" fo:color="#333333" fo:letter-spacing="normal" fo:background-color="#eeffcc"/>
    </style:style>
    <style:style style:name="P20" style:family="paragraph" style:parent-style-name="Preformatted_20_Text">
      <style:paragraph-properties fo:margin-left="1.4126in" fo:margin-right="0in" fo:margin-top="0in" fo:margin-bottom="0.052in" loext:contextual-spacing="false" style:line-height-at-least="0.1874in" fo:text-align="justify" style:justify-single-word="false" fo:orphans="2" fo:widows="2" fo:text-indent="0in" style:auto-text-indent="false" fo:padding="0.052in" fo:border="0.06pt solid #aacc99"/>
      <style:text-properties fo:font-variant="normal" fo:text-transform="none" fo:color="#333333" style:font-name="monospace" fo:font-size="11.25pt" fo:letter-spacing="normal" fo:font-style="normal" fo:font-weight="normal" fo:background-color="#eeffcc" loext:padding="0.0728in" loext:border="0.06pt solid #cccccc"/>
    </style:style>
    <style:style style:name="P21" style:family="paragraph" style:parent-style-name="List_20_Heading">
      <style:paragraph-properties fo:margin-top="0in" fo:margin-bottom="0.1563in" loext:contextual-spacing="false" fo:orphans="2" fo:widows="2"/>
    </style:style>
    <style:style style:name="P22" style:family="paragraph" style:parent-style-name="List_20_Heading">
      <style:paragraph-properties fo:margin-left="0.7063in" fo:margin-right="0in" fo:margin-top="0in" fo:margin-bottom="0.1563in" loext:contextual-spacing="false" style:line-height-at-least="0.2083in" fo:text-align="justify" style:justify-single-word="false" fo:orphans="2" fo:widows="2" fo:text-indent="0in" style:auto-text-indent="false"/>
    </style:style>
    <style:style style:name="P23" style:family="paragraph" style:parent-style-name="List_20_Heading">
      <style:paragraph-properties fo:margin-left="0.7063in" fo:margin-right="0in" fo:margin-top="0in" fo:margin-bottom="0.1563in" loext:contextual-spacing="false" fo:orphans="2" fo:widows="2" fo:text-indent="0in" style:auto-text-indent="false"/>
    </style:style>
    <style:style style:name="P24" style:family="paragraph" style:parent-style-name="List_20_Contents">
      <style:paragraph-properties fo:margin-left="0.7063in" fo:margin-right="0in" fo:margin-top="0in" fo:margin-bottom="0.1563in" loext:contextual-spacing="false" style:line-height-at-least="0.2291in" fo:text-align="justify" style:justify-single-word="false" fo:orphans="2" fo:widows="2" fo:text-indent="0in" style:auto-text-indent="false"/>
    </style:style>
    <style:style style:name="P25" style:family="paragraph" style:parent-style-name="List_20_Contents">
      <style:paragraph-properties fo:margin-left="0.7063in" fo:margin-right="0in" fo:margin-top="0in" fo:margin-bottom="0.1563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normal" fo:font-weight="normal"/>
    </style:style>
    <style:style style:name="P26" style:family="paragraph" style:parent-style-name="List_20_Contents">
      <style:paragraph-properties fo:margin-left="0.7063in" fo:margin-right="0in" fo:margin-top="0in" fo:margin-bottom="0.1563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italic" fo:font-weight="normal"/>
    </style:style>
    <style:style style:name="P27" style:family="paragraph" style:parent-style-name="List_20_Contents">
      <style:paragraph-properties fo:margin-left="1.4126in" fo:margin-right="0in" fo:margin-top="0in" fo:margin-bottom="0.1563in" loext:contextual-spacing="false" style:line-height-at-least="0.2291in" fo:text-align="justify" style:justify-single-word="false" fo:orphans="2" fo:widows="2" fo:text-indent="0in" style:auto-text-indent="false"/>
    </style:style>
    <style:style style:name="P28" style:family="paragraph" style:parent-style-name="List_20_Contents">
      <style:paragraph-properties fo:margin-left="1.4126in" fo:margin-right="0in" fo:margin-top="0in" fo:margin-bottom="0.1563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italic" fo:font-weight="normal"/>
    </style:style>
    <style:style style:name="P29" style:family="paragraph" style:parent-style-name="List_20_Contents">
      <style:paragraph-properties fo:margin-left="1.4126in" fo:margin-right="0in" fo:margin-top="0in" fo:margin-bottom="0.1563in" loext:contextual-spacing="false" style:line-height-at-least="0.2291in" fo:text-align="justify" style:justify-single-word="false" fo:orphans="2" fo:widows="2" fo:text-indent="0in" style:auto-text-indent="false"/>
      <style:text-properties fo:font-variant="normal" fo:text-transform="none" fo:color="#222222" style:font-name="Lucida Grande" fo:font-size="12pt" fo:letter-spacing="normal" fo:font-style="normal" fo:font-weight="normal"/>
    </style:style>
    <style:style style:name="P30" style:family="paragraph" style:parent-style-name="List_20_Contents">
      <style:paragraph-properties fo:margin-left="1.4126in" fo:margin-right="0in" fo:margin-top="0.1043in" fo:margin-bottom="0.1043in" loext:contextual-spacing="false" style:line-height-at-least="0.2083in" fo:text-align="justify" style:justify-single-word="false" fo:orphans="2" fo:widows="2" fo:text-indent="0in" style:auto-text-indent="false"/>
      <style:text-properties fo:font-variant="normal" fo:text-transform="none" fo:color="#222222" fo:letter-spacing="normal" fo:background-color="#eeeeee" loext:padding="0.0728in" loext:border="0.06pt solid #cccccc"/>
    </style:style>
    <style:style style:name="P31" style:family="paragraph" style:parent-style-name="List_20_Contents">
      <style:paragraph-properties fo:margin-left="1.4126in" fo:margin-right="0in" fo:margin-top="0in" fo:margin-bottom="0.052in" loext:contextual-spacing="false" style:line-height-at-least="0.2291in" fo:text-align="justify" style:justify-single-word="false" fo:orphans="2" fo:widows="2" fo:text-indent="0in" style:auto-text-indent="false"/>
    </style:style>
    <style:style style:name="P32" style:family="paragraph" style:parent-style-name="Quotations">
      <style:paragraph-properties fo:margin-left="1.1in" fo:margin-right="0.3937in" fo:margin-top="0.0311in" fo:margin-bottom="0.1043in" loext:contextual-spacing="false" style:line-height-at-least="0.2083in" fo:text-align="justify" style:justify-single-word="false" fo:orphans="2" fo:widows="2" fo:text-indent="0in" style:auto-text-indent="false"/>
      <style:text-properties fo:font-variant="normal" fo:text-transform="none" fo:color="#222222" style:font-name="Lucida Grande" fo:font-size="12pt" fo:letter-spacing="normal" fo:font-style="normal" fo:font-weight="normal"/>
    </style:style>
    <style:style style:name="T1" style:family="text">
      <style:text-properties style:font-name="monospace" fo:font-size="11.25pt" fo:font-style="normal" fo:font-weight="normal"/>
    </style:style>
    <style:style style:name="T2" style:family="text">
      <style:text-properties fo:font-variant="normal" fo:text-transform="none" fo:color="#1a1a1a" style:font-name="Lucida Grande" fo:font-size="24pt" fo:letter-spacing="normal" fo:font-style="normal" fo:font-weight="normal"/>
    </style:style>
    <style:style style:name="T3" style:family="text">
      <style:text-properties fo:font-variant="normal" fo:text-transform="none" fo:color="#6363bb" style:text-line-through-style="none" style:text-line-through-type="none" style:font-name="monospace" fo:font-size="22.5pt" fo:letter-spacing="normal" fo:font-style="normal" style:text-underline-style="none" fo:font-weight="normal" style:text-blinking="false" fo:background-color="transparent" loext:char-shading-value="0" loext:padding="0in" loext:border="none"/>
    </style:style>
    <style:style style:name="T4" style:family="text">
      <style:text-properties fo:font-variant="normal" fo:text-transform="none" fo:color="#6363bb" style:text-line-through-style="none" style:text-line-through-type="none" style:font-name="monospace" fo:font-size="11.25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6363bb" style:text-line-through-style="none" style:text-line-through-type="none" style:font-name="monospace" fo:font-size="11.25pt" fo:letter-spacing="normal" fo:font-style="normal" style:text-underline-style="none" fo:font-weight="normal" style:text-blinking="false" fo:background-color="#d6d6d6" loext:char-shading-value="0" loext:padding="0in" loext:border="none"/>
    </style:style>
    <style:style style:name="T6" style:family="text">
      <style:text-properties fo:font-variant="normal" fo:text-transform="none" fo:color="#6363bb" style:text-line-through-style="none" style:text-line-through-type="none" style:font-name="Lucida Grande" fo:font-size="12pt" fo:letter-spacing="normal" fo:font-style="normal" style:text-underline-style="none" fo:font-weight="normal" style:text-blinking="false"/>
    </style:style>
    <style:style style:name="T7" style:family="text">
      <style:text-properties fo:font-variant="normal" fo:text-transform="none" fo:color="#6363bb" style:text-line-through-style="none" style:text-line-through-type="none" style:font-name="Lucida Grande" fo:font-size="12pt" fo:letter-spacing="normal" fo:font-style="normal" style:text-underline-style="none" fo:font-weight="normal" style:text-blinking="false" fo:background-color="#eeeeee" loext:char-shading-value="0" loext:padding="0.0728in" loext:border="0.06pt solid #cccccc"/>
    </style:style>
    <style:style style:name="T8" style:family="text">
      <style:text-properties fo:font-variant="normal" fo:text-transform="none" fo:color="#222222" style:font-name="Lucida Grande" fo:font-size="12pt" fo:letter-spacing="normal" fo:font-style="normal" fo:font-weight="normal"/>
    </style:style>
    <style:style style:name="T9" style:family="text">
      <style:text-properties fo:font-variant="normal" fo:text-transform="none" fo:color="#222222" style:font-name="Lucida Grande" fo:font-size="12pt" fo:letter-spacing="normal" fo:font-style="normal" fo:font-weight="normal" fo:background-color="#eeeeee" loext:char-shading-value="0" loext:padding="0.0728in" loext:border="0.06pt solid #cccccc"/>
    </style:style>
    <style:style style:name="T10" style:family="text">
      <style:text-properties fo:font-variant="normal" fo:text-transform="none" fo:color="#222222" style:font-name="Lucida Grande" fo:font-size="12pt" fo:letter-spacing="normal" fo:font-style="normal" fo:font-weight="normal" fo:background-color="transparent" loext:char-shading-value="0" loext:padding="0in" loext:border="none"/>
    </style:style>
    <style:style style:name="T11" style:family="text">
      <style:text-properties fo:font-variant="normal" fo:text-transform="none" fo:color="#222222" style:font-name="Lucida Grande" fo:font-size="12pt" fo:letter-spacing="normal" fo:font-style="italic" fo:font-weight="normal"/>
    </style:style>
    <style:style style:name="T12" style:family="text">
      <style:text-properties fo:font-variant="normal" fo:text-transform="none" fo:color="#222222" style:font-name="monospace" fo:font-size="11.25pt" fo:letter-spacing="normal" fo:font-style="normal" fo:font-weight="normal" fo:background-color="transparent" loext:char-shading-value="0" loext:padding="0in" loext:border="none"/>
    </style:style>
    <style:style style:name="T13" style:family="text">
      <style:text-properties fo:font-variant="normal" fo:text-transform="none" fo:color="#222222" style:font-name="monospace" fo:font-size="11.25pt" fo:letter-spacing="normal" fo:font-style="normal" fo:font-weight="normal" fo:background-color="#ecf0f3" loext:char-shading-value="0" loext:padding="0in" loext:border="none"/>
    </style:style>
    <style:style style:name="T14" style:family="text">
      <style:text-properties fo:font-variant="normal" fo:text-transform="none" fo:color="#222222" style:font-name="monospace" fo:font-size="14.25pt" fo:letter-spacing="normal" fo:font-style="normal" fo:font-weight="bold" fo:background-color="transparent" loext:char-shading-value="0" loext:padding="0in" loext:border="none"/>
    </style:style>
    <style:style style:name="T15" style:family="text">
      <style:text-properties fo:color="#4070a0"/>
    </style:style>
    <style:style style:name="T16" style:family="text">
      <style:text-properties fo:color="#4070a0" fo:font-weight="bold"/>
    </style:style>
    <style:style style:name="T17" style:family="text">
      <style:text-properties fo:color="#4070a0" style:font-name="monospace" fo:font-size="11.25pt" fo:font-style="italic" fo:font-weight="normal"/>
    </style:style>
    <style:style style:name="T18" style:family="text">
      <style:text-properties fo:color="#4070a0" style:font-name="monospace" fo:font-size="11.25pt" fo:font-style="normal" fo:font-weight="normal"/>
    </style:style>
    <style:style style:name="T19" style:family="text">
      <style:text-properties fo:color="#208050"/>
    </style:style>
    <style:style style:name="T20" style:family="text">
      <style:text-properties fo:color="#208050" style:font-name="monospace" fo:font-size="11.25pt" fo:font-style="normal" fo:font-weight="normal"/>
    </style:style>
    <style:style style:name="T21" style:family="text">
      <style:text-properties fo:color="#c65d09" fo:font-weight="bold"/>
    </style:style>
    <style:style style:name="T22" style:family="text">
      <style:text-properties fo:color="#007020"/>
    </style:style>
    <style:style style:name="T23" style:family="text">
      <style:text-properties fo:color="#007020" fo:font-weight="bold"/>
    </style:style>
    <style:style style:name="T24" style:family="text">
      <style:text-properties fo:color="#007020" style:font-name="monospace" fo:font-size="11.25pt" fo:font-style="normal" fo:font-weight="bold"/>
    </style:style>
    <style:style style:name="T25" style:family="text">
      <style:text-properties fo:color="#007020" style:font-name="monospace" fo:font-size="11.25pt" fo:font-style="normal" fo:font-weight="normal"/>
    </style:style>
    <style:style style:name="T26" style:family="text">
      <style:text-properties fo:color="#0e84b5" fo:font-weight="bold"/>
    </style:style>
    <style:style style:name="T27" style:family="text">
      <style:text-properties fo:color="#0e84b5" style:font-name="monospace" fo:font-size="11.25pt" fo:font-style="normal" fo:font-weight="bold"/>
    </style:style>
    <style:style style:name="T28" style:family="text">
      <style:text-properties fo:color="#666666"/>
    </style:style>
    <style:style style:name="T29" style:family="text">
      <style:text-properties fo:color="#666666" style:font-name="monospace" fo:font-size="11.25pt" fo:font-style="normal" fo:font-weight="normal"/>
    </style:style>
    <style:style style:name="T30" style:family="text">
      <style:text-properties fo:color="#408090" fo:font-style="italic"/>
    </style:style>
    <style:style style:name="T31" style:family="text">
      <style:text-properties fo:color="#408090" style:font-name="monospace" fo:font-size="11.25pt" fo:font-style="italic" fo:font-weight="normal"/>
    </style:style>
    <style:style style:name="T32" style:family="text">
      <style:text-properties fo:color="#06287e"/>
    </style:style>
    <style:style style:name="T33" style:family="text">
      <style:text-properties fo:color="#bb60d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Website:</text:span></text:h>
      <text:h text:style-name="P11" text:outline-level="1"><text:span text:style-name="T2">https://docs.python.org/3/library/timeit.html</text:span></text:h>
      <text:h text:style-name="Heading_20_1" text:outline-level="1"><text:span text:style-name="T2">27.5. </text:span><text:a xlink:type="simple" xlink:href="https://docs.python.org/3/library/timeit.html#module-timeit" text:style-name="Internet_20_link" text:visited-style-name="Visited_20_Internet_20_Link"><text:span text:style-name="Source_20_Text"><text:span text:style-name="T3">timeit</text:span></text:span></text:a><text:span text:style-name="T2"> — Measure execution time of small code snippets</text:span></text:h>
      <text:p text:style-name="P4"><text:span text:style-name="Strong_20_Emphasis"><text:span text:style-name="T8">Source code:</text:span></text:span><text:span text:style-name="T8"> </text:span><text:a xlink:type="simple" xlink:href="https://github.com/python/cpython/tree/3.6/Lib/timeit.py" text:style-name="Internet_20_link" text:visited-style-name="Visited_20_Internet_20_Link"><text:span text:style-name="T6">Lib/timeit.py</text:span></text:a></text:p>
      <text:p text:style-name="Horizontal_20_Line"><text:bookmark text:name="index-0"/></text:p>
      <text:p text:style-name="P4"><text:span text:style-name="T8">This module provides a simple way to time small bits of Python code. It has both a </text:span><text:a xlink:type="simple" xlink:href="https://docs.python.org/3/library/timeit.html#timeit-command-line-interface" text:style-name="Internet_20_link" text:visited-style-name="Visited_20_Internet_20_Link"><text:span text:style-name="T6">Command-Line Interface</text:span></text:a><text:span text:style-name="T8"> as well as a </text:span><text:a xlink:type="simple" xlink:href="https://docs.python.org/3/library/timeit.html#python-interface" text:style-name="Internet_20_link" text:visited-style-name="Visited_20_Internet_20_Link"><text:span text:style-name="T6">callable</text:span></text:a><text:span text:style-name="T8"> one. It avoids a number of common traps for measuring execution times. See also Tim Peters’ introduction to the “Algorithms” chapter in the </text:span><text:span text:style-name="Emphasis"><text:span text:style-name="T8">Python Cookbook</text:span></text:span><text:span text:style-name="T8">, published by O’Reilly.</text:span></text:p>
      <text:section text:style-name="Sect1" text:name="basic-examples">
        <text:h text:style-name="P12" text:outline-level="2">27.5.1. Basic Examples</text:h>
        <text:p text:style-name="P1"><text:span text:style-name="T8">The following example shows how the </text:span><text:a xlink:type="simple" xlink:href="https://docs.python.org/3/library/timeit.html#timeit-command-line-interface" text:style-name="Internet_20_link" text:visited-style-name="Visited_20_Internet_20_Link"><text:span text:style-name="T6">Command-Line Interface</text:span></text:a><text:span text:style-name="T8"> can be used to compare three different expressions:</text:span></text:p>
        <text:p text:style-name="P15">$ python3 -m timeit <text:span text:style-name="T15">'"-".join(str(n) for n in range(100))'</text:span></text:p>
        <text:p text:style-name="P15"><text:span text:style-name="T19">10000</text:span> loops, best of <text:span text:style-name="T19">3</text:span>: <text:span text:style-name="T19">30</text:span>.2 usec per loop</text:p>
        <text:p text:style-name="P15">$ python3 -m timeit <text:span text:style-name="T15">'"-".join([str(n) for n in range(100)])'</text:span></text:p>
        <text:p text:style-name="P15"><text:span text:style-name="T19">10000</text:span> loops, best of <text:span text:style-name="T19">3</text:span>: <text:span text:style-name="T19">27</text:span>.5 usec per loop</text:p>
        <text:p text:style-name="P15">$ python3 -m timeit <text:span text:style-name="T15">'"-".join(map(str, range(100)))'</text:span></text:p>
        <text:p text:style-name="P13"><text:span text:style-name="T19">10000</text:span> loops, best of <text:span text:style-name="T19">3</text:span>: <text:span text:style-name="T19">23</text:span>.2 usec per loop</text:p>
        <text:p text:style-name="P1"><text:span text:style-name="T8">This can be achieved from the </text:span><text:a xlink:type="simple" xlink:href="https://docs.python.org/3/library/timeit.html#python-interface" text:style-name="Internet_20_link" text:visited-style-name="Visited_20_Internet_20_Link"><text:span text:style-name="T6">Python Interface</text:span></text:a><text:span text:style-name="T8"> with:</text:span></text:p>
        <text:p text:style-name="P2">&gt;&gt;&gt;</text:p>
        <text:p text:style-name="P15"><text:span text:style-name="T21">&gt;&gt;&gt; </text:span><text:span text:style-name="T23">import</text:span> <text:span text:style-name="T26">timeit</text:span></text:p>
        <text:p text:style-name="P15"><text:span text:style-name="T21">&gt;&gt;&gt; </text:span>timeit<text:span text:style-name="T28">.</text:span>timeit(<text:span text:style-name="T15">'"-".join(str(n) for n in range(100))'</text:span>, number<text:span text:style-name="T28">=</text:span><text:span text:style-name="T19">10000</text:span>)</text:p>
        <text:p text:style-name="P15">0.3018611848820001</text:p>
        <text:p text:style-name="P15"><text:span text:style-name="T21">&gt;&gt;&gt; </text:span>timeit<text:span text:style-name="T28">.</text:span>timeit(<text:span text:style-name="T15">'"-".join([str(n) for n in range(100)])'</text:span>, number<text:span text:style-name="T28">=</text:span><text:span text:style-name="T19">10000</text:span>)</text:p>
        <text:p text:style-name="P15">0.2727368790656328</text:p>
        <text:p text:style-name="P15"><text:span text:style-name="T21">&gt;&gt;&gt; </text:span>timeit<text:span text:style-name="T28">.</text:span>timeit(<text:span text:style-name="T15">'"-".join(map(str, range(100)))'</text:span>, number<text:span text:style-name="T28">=</text:span><text:span text:style-name="T19">10000</text:span>)</text:p>
        <text:p text:style-name="P13">0.23702679807320237</text:p>
        <text:p text:style-name="P1"><text:span text:style-name="T8">Note however that </text:span><text:a xlink:type="simple" xlink:href="https://docs.python.org/3/library/timeit.html#module-timeit" text:style-name="Internet_20_link" text:visited-style-name="Visited_20_Internet_20_Link"><text:span text:style-name="Source_20_Text"><text:span text:style-name="T4">timeit</text:span></text:span></text:a><text:span text:style-name="T8"> will automatically determine the number of repetitions only when the command-line interface is used. In the</text:span><text:a xlink:type="simple" xlink:href="https://docs.python.org/3/library/timeit.html#timeit-examples" text:style-name="Internet_20_link" text:visited-style-name="Visited_20_Internet_20_Link"><text:span text:style-name="T6">Examples</text:span></text:a><text:span text:style-name="T8"> section you can find more advanced examples.</text:span></text:p>
      </text:section>
      <text:section text:style-name="Sect1" text:name="python-interface">
        <text:h text:style-name="P12" text:outline-level="2"><text:bookmark text:name="id1"/><text:soft-page-break/>27.5.2. Python Interface</text:h>
        <text:p text:style-name="P3">The module defines three convenience functions and a public class:</text:p>
        <text:p text:style-name="P21"><text:bookmark text:name="timeit.timeit"/><text:span text:style-name="Source_20_Text"><text:span text:style-name="T12">timeit.</text:span></text:span><text:span text:style-name="Source_20_Text"><text:span text:style-name="T14">timeit</text:span></text:span><text:span text:style-name="T8">(</text:span><text:span text:style-name="Emphasis"><text:span text:style-name="T8">stmt='pass'</text:span></text:span><text:span text:style-name="T8">, </text:span><text:span text:style-name="Emphasis"><text:span text:style-name="T8">setup='pass'</text:span></text:span><text:span text:style-name="T8">, </text:span><text:span text:style-name="Emphasis"><text:span text:style-name="T8">timer=&lt;default timer&gt;</text:span></text:span><text:span text:style-name="T8">, </text:span><text:span text:style-name="Emphasis"><text:span text:style-name="T8">number=1000000</text:span></text:span><text:span text:style-name="T8">, </text:span><text:span text:style-name="Emphasis"><text:span text:style-name="T8">globals=None</text:span></text:span><text:span text:style-name="T8">)</text:span></text:p>
        <text:p text:style-name="P24"><text:span text:style-name="T8">Create a </text:span><text:a xlink:type="simple" xlink:href="https://docs.python.org/3/library/timeit.html#timeit.Timer" text:style-name="Internet_20_link" text:visited-style-name="Visited_20_Internet_20_Link"><text:span text:style-name="Source_20_Text"><text:span text:style-name="T4">Timer</text:span></text:span></text:a><text:span text:style-name="T8"> instance with the given statement, </text:span><text:span text:style-name="Emphasis"><text:span text:style-name="T8">setup</text:span></text:span><text:span text:style-name="T8"> code and </text:span><text:span text:style-name="Emphasis"><text:span text:style-name="T8">timer</text:span></text:span><text:span text:style-name="T8"> function and run its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method with </text:span><text:span text:style-name="Emphasis"><text:span text:style-name="T8">number</text:span></text:span><text:span text:style-name="T8"> executions. The optional </text:span><text:span text:style-name="Emphasis"><text:span text:style-name="T8">globals</text:span></text:span><text:span text:style-name="T8"> argument specifies a namespace in which to execute the code.</text:span></text:p>
        <text:p text:style-name="P24"><text:span text:style-name="T11">Changed in version 3.5: </text:span><text:span text:style-name="T8">The optional </text:span><text:span text:style-name="Emphasis"><text:span text:style-name="T8">globals</text:span></text:span><text:span text:style-name="T8"> parameter was added.</text:span></text:p>
        <text:p text:style-name="P23"><text:bookmark text:name="timeit.repeat"/><text:span text:style-name="Source_20_Text"><text:span text:style-name="T12">timeit.</text:span></text:span><text:span text:style-name="Source_20_Text"><text:span text:style-name="T14">repeat</text:span></text:span><text:span text:style-name="T8">(</text:span><text:span text:style-name="Emphasis"><text:span text:style-name="T8">stmt='pass'</text:span></text:span><text:span text:style-name="T8">, </text:span><text:span text:style-name="Emphasis"><text:span text:style-name="T8">setup='pass'</text:span></text:span><text:span text:style-name="T8">, </text:span><text:span text:style-name="Emphasis"><text:span text:style-name="T8">timer=&lt;default timer&gt;</text:span></text:span><text:span text:style-name="T8">, </text:span><text:span text:style-name="Emphasis"><text:span text:style-name="T8">repeat=3</text:span></text:span><text:span text:style-name="T8">, </text:span><text:span text:style-name="Emphasis"><text:span text:style-name="T8">number=1000000</text:span></text:span><text:span text:style-name="T8">, </text:span><text:span text:style-name="Emphasis"><text:span text:style-name="T8">globals=None</text:span></text:span><text:span text:style-name="T8">)</text:span></text:p>
        <text:p text:style-name="P24"><text:span text:style-name="T8">Create a </text:span><text:a xlink:type="simple" xlink:href="https://docs.python.org/3/library/timeit.html#timeit.Timer" text:style-name="Internet_20_link" text:visited-style-name="Visited_20_Internet_20_Link"><text:span text:style-name="Source_20_Text"><text:span text:style-name="T4">Timer</text:span></text:span></text:a><text:span text:style-name="T8"> instance with the given statement, </text:span><text:span text:style-name="Emphasis"><text:span text:style-name="T8">setup</text:span></text:span><text:span text:style-name="T8"> code and </text:span><text:span text:style-name="Emphasis"><text:span text:style-name="T8">timer</text:span></text:span><text:span text:style-name="T8"> function and run its </text:span><text:a xlink:type="simple" xlink:href="https://docs.python.org/3/library/timeit.html#timeit.Timer.repeat" text:style-name="Internet_20_link" text:visited-style-name="Visited_20_Internet_20_Link"><text:span text:style-name="Source_20_Text"><text:span text:style-name="T4">repeat()</text:span></text:span></text:a><text:span text:style-name="T8"> method with the given </text:span><text:span text:style-name="Emphasis"><text:span text:style-name="T8">repeat</text:span></text:span><text:span text:style-name="T8">count and </text:span><text:span text:style-name="Emphasis"><text:span text:style-name="T8">number</text:span></text:span><text:span text:style-name="T8"> executions. The optional </text:span><text:span text:style-name="Emphasis"><text:span text:style-name="T8">globals</text:span></text:span><text:span text:style-name="T8"> argument specifies a namespace in which to execute the code.</text:span></text:p>
        <text:p text:style-name="P24"><text:span text:style-name="T11">Changed in version 3.5: </text:span><text:span text:style-name="T8">The optional </text:span><text:span text:style-name="Emphasis"><text:span text:style-name="T8">globals</text:span></text:span><text:span text:style-name="T8"> parameter was added.</text:span></text:p>
        <text:p text:style-name="P23"><text:bookmark text:name="timeit.default_timer"/><text:span text:style-name="Source_20_Text"><text:span text:style-name="T12">timeit.</text:span></text:span><text:span text:style-name="Source_20_Text"><text:span text:style-name="T14">default_timer</text:span></text:span><text:span text:style-name="T8">()</text:span></text:p>
        <text:p text:style-name="P24"><text:span text:style-name="T8">The default timer, which is always </text:span><text:a xlink:type="simple" xlink:href="https://docs.python.org/3/library/time.html#time.perf_counter" text:style-name="Internet_20_link" text:visited-style-name="Visited_20_Internet_20_Link"><text:span text:style-name="Source_20_Text"><text:span text:style-name="T4">time.perf_counter()</text:span></text:span></text:a><text:span text:style-name="T8">.</text:span></text:p>
        <text:p text:style-name="P24"><text:span text:style-name="T11">Changed in version 3.3: </text:span><text:a xlink:type="simple" xlink:href="https://docs.python.org/3/library/time.html#time.perf_counter" text:style-name="Internet_20_link" text:visited-style-name="Visited_20_Internet_20_Link"><text:span text:style-name="Source_20_Text"><text:span text:style-name="T4">time.perf_counter()</text:span></text:span></text:a><text:span text:style-name="T8"> is now the default timer.</text:span></text:p>
        <text:p text:style-name="P23"><text:bookmark text:name="timeit.Timer"/><text:span text:style-name="Emphasis"><text:span text:style-name="T8">class </text:span></text:span><text:span text:style-name="Source_20_Text"><text:span text:style-name="T12">timeit.</text:span></text:span><text:span text:style-name="Source_20_Text"><text:span text:style-name="T14">Timer</text:span></text:span><text:span text:style-name="T8">(</text:span><text:span text:style-name="Emphasis"><text:span text:style-name="T8">stmt='pass'</text:span></text:span><text:span text:style-name="T8">, </text:span><text:span text:style-name="Emphasis"><text:span text:style-name="T8">setup='pass'</text:span></text:span><text:span text:style-name="T8">, </text:span><text:span text:style-name="Emphasis"><text:span text:style-name="T8">timer=&lt;timer function&gt;</text:span></text:span><text:span text:style-name="T8">, </text:span><text:span text:style-name="Emphasis"><text:span text:style-name="T8">globals=None</text:span></text:span><text:span text:style-name="T8">)</text:span></text:p>
        <text:p text:style-name="P25">Class for timing execution speed of small code snippets.</text:p>
        <text:p text:style-name="P24"><text:span text:style-name="T8">The constructor takes a statement to be timed, an additional statement used for setup, and a timer function. Both statements default to </text:span><text:span text:style-name="Source_20_Text"><text:span text:style-name="T13">'pass'</text:span></text:span><text:span text:style-name="T8">; the timer function is platform-dependent (see the module doc string). </text:span><text:span text:style-name="Emphasis"><text:span text:style-name="T8">stmt</text:span></text:span><text:span text:style-name="T8"> and </text:span><text:span text:style-name="Emphasis"><text:span text:style-name="T8">setup</text:span></text:span><text:span text:style-name="T8"> may also contain multiple statements separated by </text:span><text:span text:style-name="Source_20_Text"><text:span text:style-name="T13">;</text:span></text:span><text:span text:style-name="T8"> or newlines, as long as they don’t contain multi-line string literals. The statement will by default be executed within timeit’s namespace; this behavior can be controlled by passing a namespace to </text:span><text:span text:style-name="Emphasis"><text:span text:style-name="T8">globals</text:span></text:span><text:span text:style-name="T8">.</text:span></text:p>
        <text:p text:style-name="P24"><text:span text:style-name="T8">To measure the execution time of the first statement, use the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method. The </text:span><text:a xlink:type="simple" xlink:href="https://docs.python.org/3/library/timeit.html#timeit.Timer.repeat" text:style-name="Internet_20_link" text:visited-style-name="Visited_20_Internet_20_Link"><text:span text:style-name="Source_20_Text"><text:span text:style-name="T4">repeat()</text:span></text:span></text:a><text:span text:style-name="T8"> and </text:span><text:a xlink:type="simple" xlink:href="https://docs.python.org/3/library/timeit.html#timeit.Timer.autorange" text:style-name="Internet_20_link" text:visited-style-name="Visited_20_Internet_20_Link"><text:span text:style-name="Source_20_Text"><text:span text:style-name="T4">autorange()</text:span></text:span></text:a><text:span text:style-name="T8"> methods are convenience methods to call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multiple times.</text:span></text:p>
        <text:p text:style-name="P24"><text:soft-page-break/><text:span text:style-name="T8">The execution time of </text:span><text:span text:style-name="Emphasis"><text:span text:style-name="T8">setup</text:span></text:span><text:span text:style-name="T8"> is excluded from the overall timed execution run.</text:span></text:p>
        <text:p text:style-name="P24"><text:span text:style-name="T8">The </text:span><text:span text:style-name="Emphasis"><text:span text:style-name="T8">stmt</text:span></text:span><text:span text:style-name="T8"> and </text:span><text:span text:style-name="Emphasis"><text:span text:style-name="T8">setup</text:span></text:span><text:span text:style-name="T8"> parameters can also take objects that are callable without arguments. This will embed calls to them in a timer function that will then be executed by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Note that the timing overhead is a little larger in this case because of the extra function calls.</text:span></text:p>
        <text:p text:style-name="P24"><text:span text:style-name="T11">Changed in version 3.5: </text:span><text:span text:style-name="T8">The optional </text:span><text:span text:style-name="Emphasis"><text:span text:style-name="T8">globals</text:span></text:span><text:span text:style-name="T8"> parameter was added.</text:span></text:p>
        <text:p text:style-name="P22"><text:bookmark text:name="timeit.Timer.timeit"/><text:span text:style-name="Source_20_Text"><text:span text:style-name="T14">timeit</text:span></text:span><text:span text:style-name="T8">(</text:span><text:span text:style-name="Emphasis"><text:span text:style-name="T8">number=1000000</text:span></text:span><text:span text:style-name="T8">)</text:span></text:p>
        <text:p text:style-name="P27"><text:span text:style-name="T8">Time </text:span><text:span text:style-name="Emphasis"><text:span text:style-name="T8">number</text:span></text:span><text:span text:style-name="T8"> executions of the main statement. This executes the setup statement once, and then returns the time it takes to execute the main statement a number of times, measured in seconds as a float. The argument is the number of times through the loop, defaulting to one million. The main statement, the setup statement and the timer function to be used are passed to the constructor.</text:span></text:p>
        <text:p text:style-name="P5">Note</text:p>
        <text:p text:style-name="P30"> </text:p>
        <text:p text:style-name="P31"><text:span text:style-name="T9">By default, </text:span><text:a xlink:type="simple" xlink:href="https://docs.python.org/3/library/timeit.html#timeit.Timer.timeit" text:style-name="Internet_20_link" text:visited-style-name="Visited_20_Internet_20_Link"><text:span text:style-name="Source_20_Text"><text:span text:style-name="T5">timeit()</text:span></text:span></text:a><text:span text:style-name="T9"> temporarily turns off </text:span><text:a xlink:type="simple" xlink:href="https://docs.python.org/3/glossary.html#term-garbage-collection" text:style-name="Internet_20_link" text:visited-style-name="Visited_20_Internet_20_Link"><text:span text:style-name="T7">garbage collection</text:span></text:a><text:span text:style-name="T9"> during the timing. The advantage of this approach is that it makes independent timings more comparable. This disadvantage is that GC may be an important component of the performance of the function being measured. If so, GC can be re-enabled as the first statement in the </text:span><text:span text:style-name="Emphasis"><text:span text:style-name="T9">setup</text:span></text:span><text:span text:style-name="T9"> string. For example:</text:span></text:p>
        <text:p text:style-name="P20">timeit<text:span text:style-name="T28">.</text:span>Timer(<text:span text:style-name="T15">'for i in range(10): oct(i)'</text:span>, <text:span text:style-name="T15">'gc.enable()'</text:span>)<text:span text:style-name="T28">.</text:span>timeit()</text:p>
        <text:p text:style-name="P22"><text:bookmark text:name="timeit.Timer.autorange"/><text:span text:style-name="Source_20_Text"><text:span text:style-name="T14">autorange</text:span></text:span><text:span text:style-name="T8">(</text:span><text:span text:style-name="Emphasis"><text:span text:style-name="T8">callback=None</text:span></text:span><text:span text:style-name="T8">)</text:span></text:p>
        <text:p text:style-name="P27"><text:span text:style-name="T8">Automatically determine how many times to call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text:span></text:p>
        <text:p text:style-name="P27"><text:span text:style-name="T8">This is a convenience function that calls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repeatedly so that the total time &gt;= 0.2 second, returning the eventual (number of loops, time taken for that number of loops). It calls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with </text:span><text:span text:style-name="Emphasis"><text:span text:style-name="T8">number</text:span></text:span><text:span text:style-name="T8"> set to successive powers of ten </text:span><text:soft-page-break/><text:span text:style-name="T8">(10, 100, 1000, …) up to a maximum of one billion, until the time taken is at least 0.2 second, or the maximum is reached.</text:span></text:p>
        <text:p text:style-name="P27"><text:span text:style-name="T8">If </text:span><text:span text:style-name="Emphasis"><text:span text:style-name="T8">callback</text:span></text:span><text:span text:style-name="T8"> is given and is not </text:span><text:span text:style-name="Source_20_Text"><text:span text:style-name="T13">None</text:span></text:span><text:span text:style-name="T8">, it will be called after each trial with two arguments: </text:span><text:span text:style-name="Source_20_Text"><text:span text:style-name="T13">callback(number, time_taken)</text:span></text:span><text:span text:style-name="T8">.</text:span></text:p>
        <text:p text:style-name="P28">New in version 3.6.</text:p>
        <text:p text:style-name="P22"><text:bookmark text:name="timeit.Timer.repeat"/><text:span text:style-name="Source_20_Text"><text:span text:style-name="T14">repeat</text:span></text:span><text:span text:style-name="T8">(</text:span><text:span text:style-name="Emphasis"><text:span text:style-name="T8">repeat=3</text:span></text:span><text:span text:style-name="T8">, </text:span><text:span text:style-name="Emphasis"><text:span text:style-name="T8">number=1000000</text:span></text:span><text:span text:style-name="T8">)</text:span></text:p>
        <text:p text:style-name="P27"><text:span text:style-name="T8">Call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a few times.</text:span></text:p>
        <text:p text:style-name="P27"><text:span text:style-name="T8">This is a convenience function that calls the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repeatedly, returning a list of results. The first argument specifies how many times to call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 The second argument specifies the </text:span><text:span text:style-name="Emphasis"><text:span text:style-name="T8">number</text:span></text:span><text:span text:style-name="T8"> argument for </text:span><text:a xlink:type="simple" xlink:href="https://docs.python.org/3/library/timeit.html#timeit.Timer.timeit" text:style-name="Internet_20_link" text:visited-style-name="Visited_20_Internet_20_Link"><text:span text:style-name="Source_20_Text"><text:span text:style-name="T4">timeit()</text:span></text:span></text:a><text:span text:style-name="T8">.</text:span></text:p>
        <text:p text:style-name="P5">Note</text:p>
        <text:p text:style-name="P30"> </text:p>
        <text:p text:style-name="P6"><text:span text:style-name="T9">It’s tempting to calculate mean and standard deviation from the result vector and report these. However, this is not very useful. In a typical case, the lowest value gives a lower bound for how fast your machine can run the given code snippet; higher values in the result vector are typically not caused by variability in Python’s speed, but by other processes interfering with your timing accuracy. So the </text:span><text:a xlink:type="simple" xlink:href="https://docs.python.org/3/library/functions.html#min" text:style-name="Internet_20_link" text:visited-style-name="Visited_20_Internet_20_Link"><text:span text:style-name="Source_20_Text"><text:span text:style-name="T5">min()</text:span></text:span></text:a><text:span text:style-name="T9"> of the result is probably the only number you should be interested in. After that, you should look at the entire vector and apply common sense rather than statistics.</text:span></text:p>
        <text:p text:style-name="P22"><text:bookmark text:name="timeit.Timer.print_exc"/><text:span text:style-name="Source_20_Text"><text:span text:style-name="T14">print_exc</text:span></text:span><text:span text:style-name="T8">(</text:span><text:span text:style-name="Emphasis"><text:span text:style-name="T8">file=None</text:span></text:span><text:span text:style-name="T8">)</text:span></text:p>
        <text:p text:style-name="P29">Helper to print a traceback from the timed code.</text:p>
        <text:p text:style-name="P29">Typical use:</text:p>
        <text:p text:style-name="P18">t <text:span text:style-name="T28">=</text:span> Timer(<text:span text:style-name="T28">...</text:span>) <text:s text:c="6"/><text:span text:style-name="T30"># outside the try/except</text:span></text:p>
        <text:p text:style-name="P18"><text:span text:style-name="T23">try</text:span>:</text:p>
        <text:p text:style-name="P19"><text:soft-page-break/><text:s text:c="4"/><text:span text:style-name="T1">t</text:span><text:span text:style-name="T29">.</text:span><text:span text:style-name="T1">timeit(</text:span><text:span text:style-name="T29">...</text:span><text:span text:style-name="T1">) <text:s text:c="3"/></text:span><text:span text:style-name="T31"># or t.repeat(...)</text:span></text:p>
        <text:p text:style-name="P18"><text:span text:style-name="T23">except</text:span> <text:span text:style-name="T22">Exception</text:span>:</text:p>
        <text:p text:style-name="P19"><text:s text:c="4"/><text:span text:style-name="T1">t</text:span><text:span text:style-name="T29">.</text:span><text:span text:style-name="T1">print_exc()</text:span></text:p>
        <text:p text:style-name="P27"><text:span text:style-name="T8">The advantage over the standard traceback is that source lines in the compiled template will be displayed. The optional </text:span><text:span text:style-name="Emphasis"><text:span text:style-name="T8">file</text:span></text:span><text:span text:style-name="T8"> argument directs where the traceback is sent; it defaults to </text:span><text:a xlink:type="simple" xlink:href="https://docs.python.org/3/library/sys.html#sys.stderr" text:style-name="Internet_20_link" text:visited-style-name="Visited_20_Internet_20_Link"><text:span text:style-name="Source_20_Text"><text:span text:style-name="T4">sys.stderr</text:span></text:span></text:a><text:span text:style-name="T8">.</text:span></text:p>
      </text:section>
      <text:section text:style-name="Sect1" text:name="command-line-interface">
        <text:h text:style-name="P12" text:outline-level="2"><text:bookmark text:name="timeit-command-line-interface"/>27.5.3. Command-Line Interface</text:h>
        <text:p text:style-name="P3">When called as a program from the command line, the following form is used:</text:p>
        <text:p text:style-name="P13">python <text:span text:style-name="T28">-</text:span>m timeit [<text:span text:style-name="T28">-</text:span>n N] [<text:span text:style-name="T28">-</text:span>r N] [<text:span text:style-name="T28">-</text:span>u U] [<text:span text:style-name="T28">-</text:span>s S] [<text:span text:style-name="T28">-</text:span>t] [<text:span text:style-name="T28">-</text:span>c] [<text:span text:style-name="T28">-</text:span>h] [statement <text:span text:style-name="T28">...</text:span>]</text:p>
        <text:p text:style-name="P3">Where the following options are understood:</text:p>
        <text:p text:style-name="P21"><text:bookmark text:name="cmdoption-timeit-n"/><text:span text:style-name="Source_20_Text"><text:span text:style-name="T14">-n</text:span></text:span><text:span text:style-name="Source_20_Text"><text:span text:style-name="T10"> </text:span></text:span><text:span text:style-name="Source_20_Text"><text:span text:style-name="T12">N, </text:span></text:span><text:span text:style-name="Source_20_Text"><text:span text:style-name="T14">--number</text:span></text:span><text:span text:style-name="Source_20_Text"><text:span text:style-name="T12">=N</text:span></text:span></text:p>
        <text:p text:style-name="P25">how many times to execute ‘statement’</text:p>
        <text:p text:style-name="P23"><text:bookmark text:name="cmdoption-timeit-r"/><text:span text:style-name="Source_20_Text"><text:span text:style-name="T14">-r</text:span></text:span><text:span text:style-name="Source_20_Text"><text:span text:style-name="T10"> </text:span></text:span><text:span text:style-name="Source_20_Text"><text:span text:style-name="T12">N, </text:span></text:span><text:span text:style-name="Source_20_Text"><text:span text:style-name="T14">--repeat</text:span></text:span><text:span text:style-name="Source_20_Text"><text:span text:style-name="T12">=N</text:span></text:span></text:p>
        <text:p text:style-name="P25">how many times to repeat the timer (default 3)</text:p>
        <text:p text:style-name="P23"><text:bookmark text:name="cmdoption-timeit-s"/><text:span text:style-name="Source_20_Text"><text:span text:style-name="T14">-s</text:span></text:span><text:span text:style-name="Source_20_Text"><text:span text:style-name="T10"> </text:span></text:span><text:span text:style-name="Source_20_Text"><text:span text:style-name="T12">S, </text:span></text:span><text:span text:style-name="Source_20_Text"><text:span text:style-name="T14">--setup</text:span></text:span><text:span text:style-name="Source_20_Text"><text:span text:style-name="T12">=S</text:span></text:span></text:p>
        <text:p text:style-name="P24"><text:span text:style-name="T8">statement to be executed once initially (default </text:span><text:span text:style-name="Source_20_Text"><text:span text:style-name="T13">pass</text:span></text:span><text:span text:style-name="T8">)</text:span></text:p>
        <text:p text:style-name="P23"><text:bookmark text:name="cmdoption-timeit-p"/><text:span text:style-name="Source_20_Text"><text:span text:style-name="T14">-p</text:span></text:span><text:span text:style-name="Source_20_Text"><text:span text:style-name="T12">, </text:span></text:span><text:span text:style-name="Source_20_Text"><text:span text:style-name="T14">--process</text:span></text:span></text:p>
        <text:p text:style-name="P24"><text:span text:style-name="T8">measure process time, not wallclock time, using </text:span><text:a xlink:type="simple" xlink:href="https://docs.python.org/3/library/time.html#time.process_time" text:style-name="Internet_20_link" text:visited-style-name="Visited_20_Internet_20_Link"><text:span text:style-name="Source_20_Text"><text:span text:style-name="T4">time.process_time()</text:span></text:span></text:a><text:span text:style-name="T8"> instead of </text:span><text:a xlink:type="simple" xlink:href="https://docs.python.org/3/library/time.html#time.perf_counter" text:style-name="Internet_20_link" text:visited-style-name="Visited_20_Internet_20_Link"><text:span text:style-name="Source_20_Text"><text:span text:style-name="T4">time.perf_counter()</text:span></text:span></text:a><text:span text:style-name="T8">, which is the default</text:span></text:p>
        <text:p text:style-name="P26">New in version 3.3.</text:p>
        <text:p text:style-name="P23"><text:bookmark text:name="cmdoption-timeit-t"/><text:span text:style-name="Source_20_Text"><text:span text:style-name="T14">-t</text:span></text:span><text:span text:style-name="Source_20_Text"><text:span text:style-name="T12">, </text:span></text:span><text:span text:style-name="Source_20_Text"><text:span text:style-name="T14">--time</text:span></text:span></text:p>
        <text:p text:style-name="P24"><text:span text:style-name="T8">use </text:span><text:a xlink:type="simple" xlink:href="https://docs.python.org/3/library/time.html#time.time" text:style-name="Internet_20_link" text:visited-style-name="Visited_20_Internet_20_Link"><text:span text:style-name="Source_20_Text"><text:span text:style-name="T4">time.time()</text:span></text:span></text:a><text:span text:style-name="T8"> (deprecated)</text:span></text:p>
        <text:p text:style-name="P23"><text:bookmark text:name="cmdoption-timeit-u"/><text:span text:style-name="Source_20_Text"><text:span text:style-name="T14">-u</text:span></text:span><text:span text:style-name="Source_20_Text"><text:span text:style-name="T12">, </text:span></text:span><text:span text:style-name="Source_20_Text"><text:span text:style-name="T14">--unit</text:span></text:span><text:span text:style-name="Source_20_Text"><text:span text:style-name="T12">=U</text:span></text:span></text:p>
        <text:p text:style-name="P32">specify a time unit for timer output; can select usec, msec, or sec</text:p>
        <text:p text:style-name="P26">New in version 3.5.</text:p>
        <text:p text:style-name="P23"><text:bookmark text:name="cmdoption-timeit-c"/><text:span text:style-name="Source_20_Text"><text:span text:style-name="T14">-c</text:span></text:span><text:span text:style-name="Source_20_Text"><text:span text:style-name="T12">, </text:span></text:span><text:span text:style-name="Source_20_Text"><text:span text:style-name="T14">--clock</text:span></text:span></text:p>
        <text:p text:style-name="P24"><text:soft-page-break/><text:span text:style-name="T8">use </text:span><text:a xlink:type="simple" xlink:href="https://docs.python.org/3/library/time.html#time.clock" text:style-name="Internet_20_link" text:visited-style-name="Visited_20_Internet_20_Link"><text:span text:style-name="Source_20_Text"><text:span text:style-name="T4">time.clock()</text:span></text:span></text:a><text:span text:style-name="T8"> (deprecated)</text:span></text:p>
        <text:p text:style-name="P23"><text:bookmark text:name="cmdoption-timeit-v"/><text:span text:style-name="Source_20_Text"><text:span text:style-name="T14">-v</text:span></text:span><text:span text:style-name="Source_20_Text"><text:span text:style-name="T12">, </text:span></text:span><text:span text:style-name="Source_20_Text"><text:span text:style-name="T14">--verbose</text:span></text:span></text:p>
        <text:p text:style-name="P25">print raw timing results; repeat for more digits precision</text:p>
        <text:p text:style-name="P23"><text:bookmark text:name="cmdoption-timeit-h"/><text:span text:style-name="Source_20_Text"><text:span text:style-name="T14">-h</text:span></text:span><text:span text:style-name="Source_20_Text"><text:span text:style-name="T12">, </text:span></text:span><text:span text:style-name="Source_20_Text"><text:span text:style-name="T14">--help</text:span></text:span></text:p>
        <text:p text:style-name="P25">print a short usage message and exit</text:p>
        <text:p text:style-name="P7"><text:span text:style-name="T8">A multi-line statement may be given by specifying each line as a separate statement argument; indented lines are possible by enclosing an argument in quotes and using leading spaces. Multiple </text:span><text:a xlink:type="simple" xlink:href="https://docs.python.org/3/library/timeit.html#cmdoption-timeit-s" text:style-name="Internet_20_link" text:visited-style-name="Visited_20_Internet_20_Link"><text:span text:style-name="Source_20_Text"><text:span text:style-name="T4">-s</text:span></text:span></text:a><text:span text:style-name="T8"> options are treated similarly.</text:span></text:p>
        <text:p text:style-name="P1"><text:span text:style-name="T8">If </text:span><text:a xlink:type="simple" xlink:href="https://docs.python.org/3/library/timeit.html#cmdoption-timeit-n" text:style-name="Internet_20_link" text:visited-style-name="Visited_20_Internet_20_Link"><text:span text:style-name="Source_20_Text"><text:span text:style-name="T4">-n</text:span></text:span></text:a><text:span text:style-name="T8"> is not given, a suitable number of loops is calculated by trying successive powers of 10 until the total time is at least 0.2 seconds.</text:span></text:p>
        <text:p text:style-name="P1"><text:a xlink:type="simple" xlink:href="https://docs.python.org/3/library/timeit.html#timeit.default_timer" text:style-name="Internet_20_link" text:visited-style-name="Visited_20_Internet_20_Link"><text:span text:style-name="Source_20_Text"><text:span text:style-name="T4">default_timer()</text:span></text:span></text:a><text:span text:style-name="T8"> measurements can be affected by other programs running on the same machine, so the best thing to do when accurate timing is necessary is to repeat the timing a few times and use the best time. The </text:span><text:a xlink:type="simple" xlink:href="https://docs.python.org/3/library/timeit.html#cmdoption-timeit-r" text:style-name="Internet_20_link" text:visited-style-name="Visited_20_Internet_20_Link"><text:span text:style-name="Source_20_Text"><text:span text:style-name="T4">-r</text:span></text:span></text:a><text:span text:style-name="T8"> option is good for this; the default of 3 repetitions is probably enough in most cases. You can use </text:span><text:a xlink:type="simple" xlink:href="https://docs.python.org/3/library/time.html#time.process_time" text:style-name="Internet_20_link" text:visited-style-name="Visited_20_Internet_20_Link"><text:span text:style-name="Source_20_Text"><text:span text:style-name="T4">time.process_time()</text:span></text:span></text:a><text:span text:style-name="T8"> to measure CPU time.</text:span></text:p>
        <text:p text:style-name="P8">Note</text:p>
        <text:p text:style-name="P9"> </text:p>
        <text:p text:style-name="P10">There is a certain baseline overhead associated with executing a pass statement. The code here doesn’t try to hide it, but you should be aware of it. The baseline overhead can be measured by invoking the program without arguments, and it might differ between Python versions.</text:p>
      </text:section>
      <text:section text:style-name="Sect1" text:name="examples">
        <text:h text:style-name="P12" text:outline-level="2"><text:bookmark text:name="timeit-examples"/>27.5.4. Examples</text:h>
        <text:p text:style-name="P3">It is possible to provide a setup statement that is executed only once at the beginning:</text:p>
        <text:p text:style-name="P15">$ python -m timeit -s <text:span text:style-name="T15">'text = "sample string"; char = "g"'</text:span> <text:s/><text:span text:style-name="T15">'char in text'</text:span></text:p>
        <text:p text:style-name="P15"><text:span text:style-name="T19">10000000</text:span> loops, best of <text:span text:style-name="T19">3</text:span>: <text:span text:style-name="T19">0</text:span>.0877 usec per loop</text:p>
        <text:p text:style-name="P15">$ python -m timeit -s <text:span text:style-name="T15">'text = "sample string"; char = "g"'</text:span> <text:s/><text:span text:style-name="T15">'text.find(char)'</text:span></text:p>
        <text:p text:style-name="P13"><text:span text:style-name="T19">1000000</text:span> loops, best of <text:span text:style-name="T19">3</text:span>: <text:span text:style-name="T19">0</text:span>.342 usec per loop</text:p>
        <text:p text:style-name="P2">&gt;&gt;&gt;</text:p>
        <text:p text:style-name="P15"><text:soft-page-break/><text:span text:style-name="T21">&gt;&gt;&gt; </text:span><text:span text:style-name="T23">import</text:span> <text:span text:style-name="T26">timeit</text:span></text:p>
        <text:p text:style-name="P15"><text:span text:style-name="T21">&gt;&gt;&gt; </text:span>timeit<text:span text:style-name="T28">.</text:span>timeit(<text:span text:style-name="T15">'char in text'</text:span>, setup<text:span text:style-name="T28">=</text:span><text:span text:style-name="T15">'text = "sample string"; char = "g"'</text:span>)</text:p>
        <text:p text:style-name="P15">0.41440500499993504</text:p>
        <text:p text:style-name="P15"><text:span text:style-name="T21">&gt;&gt;&gt; </text:span>timeit<text:span text:style-name="T28">.</text:span>timeit(<text:span text:style-name="T15">'text.find(char)'</text:span>, setup<text:span text:style-name="T28">=</text:span><text:span text:style-name="T15">'text = "sample string"; char = "g"'</text:span>)</text:p>
        <text:p text:style-name="P13">1.7246671520006203</text:p>
        <text:p text:style-name="P1"><text:span text:style-name="T8">The same can be done using the </text:span><text:a xlink:type="simple" xlink:href="https://docs.python.org/3/library/timeit.html#timeit.Timer" text:style-name="Internet_20_link" text:visited-style-name="Visited_20_Internet_20_Link"><text:span text:style-name="Source_20_Text"><text:span text:style-name="T4">Timer</text:span></text:span></text:a><text:span text:style-name="T8"> class and its methods:</text:span></text:p>
        <text:p text:style-name="P2">&gt;&gt;&gt;</text:p>
        <text:p text:style-name="P15"><text:span text:style-name="T21">&gt;&gt;&gt; </text:span><text:span text:style-name="T23">import</text:span> <text:span text:style-name="T26">timeit</text:span></text:p>
        <text:p text:style-name="P15"><text:span text:style-name="T21">&gt;&gt;&gt; </text:span>t <text:span text:style-name="T28">=</text:span> timeit<text:span text:style-name="T28">.</text:span>Timer(<text:span text:style-name="T15">'char in text'</text:span>, setup<text:span text:style-name="T28">=</text:span><text:span text:style-name="T15">'text = "sample string"; char = "g"'</text:span>)</text:p>
        <text:p text:style-name="P15"><text:span text:style-name="T21">&gt;&gt;&gt; </text:span>t<text:span text:style-name="T28">.</text:span>timeit()</text:p>
        <text:p text:style-name="P15">0.3955516149999312</text:p>
        <text:p text:style-name="P15"><text:span text:style-name="T21">&gt;&gt;&gt; </text:span>t<text:span text:style-name="T28">.</text:span>repeat()</text:p>
        <text:p text:style-name="P13">[0.40193588800002544, 0.3960157959998014, 0.39594301399984033]</text:p>
        <text:p text:style-name="P1"><text:span text:style-name="T8">The following examples show how to time expressions that contain multiple lines. Here we compare the cost of using </text:span><text:a xlink:type="simple" xlink:href="https://docs.python.org/3/library/functions.html#hasattr" text:style-name="Internet_20_link" text:visited-style-name="Visited_20_Internet_20_Link"><text:span text:style-name="Source_20_Text"><text:span text:style-name="T4">hasattr()</text:span></text:span></text:a><text:span text:style-name="T8"> vs. </text:span><text:a xlink:type="simple" xlink:href="https://docs.python.org/3/reference/compound_stmts.html#try" text:style-name="Internet_20_link" text:visited-style-name="Visited_20_Internet_20_Link"><text:span text:style-name="Source_20_Text"><text:span text:style-name="T4">try</text:span></text:span></text:a><text:span text:style-name="T8">/</text:span><text:a xlink:type="simple" xlink:href="https://docs.python.org/3/reference/compound_stmts.html#except" text:style-name="Internet_20_link" text:visited-style-name="Visited_20_Internet_20_Link"><text:span text:style-name="Source_20_Text"><text:span text:style-name="T4">except</text:span></text:span></text:a><text:span text:style-name="T8"> to test for missing and present object attributes:</text:span></text:p>
        <text:p text:style-name="P15">$ python -m timeit <text:span text:style-name="T15">'try:'</text:span> <text:span text:style-name="T15">' <text:s/>str.__bool__'</text:span> <text:span text:style-name="T15">'except AttributeError:'</text:span> <text:span text:style-name="T15">' <text:s/>pass'</text:span></text:p>
        <text:p text:style-name="P15"><text:span text:style-name="T19">100000</text:span> loops, best of <text:span text:style-name="T19">3</text:span>: <text:span text:style-name="T19">15</text:span>.7 usec per loop</text:p>
        <text:p text:style-name="P15">$ python -m timeit <text:span text:style-name="T15">'if hasattr(str, "__bool__"): pass'</text:span></text:p>
        <text:p text:style-name="P15"><text:span text:style-name="T19">100000</text:span> loops, best of <text:span text:style-name="T19">3</text:span>: <text:span text:style-name="T19">4</text:span>.26 usec per loop</text:p>
        <text:p text:style-name="P17"/>
        <text:p text:style-name="P15">$ python -m timeit <text:span text:style-name="T15">'try:'</text:span> <text:span text:style-name="T15">' <text:s/>int.__bool__'</text:span> <text:span text:style-name="T15">'except AttributeError:'</text:span> <text:span text:style-name="T15">' <text:s/>pass'</text:span></text:p>
        <text:p text:style-name="P15"><text:span text:style-name="T19">1000000</text:span> loops, best of <text:span text:style-name="T19">3</text:span>: <text:span text:style-name="T19">1</text:span>.43 usec per loop</text:p>
        <text:p text:style-name="P15">$ python -m timeit <text:span text:style-name="T15">'if hasattr(int, "__bool__"): pass'</text:span></text:p>
        <text:p text:style-name="P13"><text:span text:style-name="T19">100000</text:span> loops, best of <text:span text:style-name="T19">3</text:span>: <text:span text:style-name="T19">2</text:span>.23 usec per loop</text:p>
        <text:p text:style-name="P2">&gt;&gt;&gt;</text:p>
        <text:p text:style-name="P15"><text:span text:style-name="T21">&gt;&gt;&gt; </text:span><text:span text:style-name="T23">import</text:span> <text:span text:style-name="T26">timeit</text:span></text:p>
        <text:p text:style-name="P15"><text:span text:style-name="T21">&gt;&gt;&gt; </text:span><text:span text:style-name="T30"># attribute is missing</text:span></text:p>
        <text:p text:style-name="P15"><text:span text:style-name="T21">&gt;&gt;&gt; </text:span>s <text:span text:style-name="T28">=</text:span> <text:span text:style-name="T15">"""</text:span><text:span text:style-name="T16">\</text:span></text:p>
        <text:p text:style-name="P15"><text:span text:style-name="T21">... </text:span><text:span text:style-name="T15">try:</text:span></text:p>
        <text:p text:style-name="P15"><text:span text:style-name="T21">... </text:span><text:span text:style-name="T15"><text:s text:c="4"/>str.__bool__</text:span></text:p>
        <text:p text:style-name="P15"><text:span text:style-name="T21">... </text:span><text:span text:style-name="T15">except AttributeError:</text:span></text:p>
        <text:p text:style-name="P15"><text:span text:style-name="T21">... </text:span><text:span text:style-name="T15"><text:s text:c="4"/>pass</text:span></text:p>
        <text:p text:style-name="P15"><text:span text:style-name="T21">... </text:span><text:span text:style-name="T15">"""</text:span></text:p>
        <text:p text:style-name="P15"><text:span text:style-name="T21">&gt;&gt;&gt; </text:span>timeit<text:span text:style-name="T28">.</text:span>timeit(stmt<text:span text:style-name="T28">=</text:span>s, number<text:span text:style-name="T28">=</text:span><text:span text:style-name="T19">100000</text:span>)</text:p>
        <text:p text:style-name="P15">0.9138244460009446</text:p>
        <text:p text:style-name="P15"><text:span text:style-name="T21">&gt;&gt;&gt; </text:span>s <text:span text:style-name="T28">=</text:span> <text:span text:style-name="T15">"if hasattr(str, '__bool__'): pass"</text:span></text:p>
        <text:p text:style-name="P15"><text:span text:style-name="T21">&gt;&gt;&gt; </text:span>timeit<text:span text:style-name="T28">.</text:span>timeit(stmt<text:span text:style-name="T28">=</text:span>s, number<text:span text:style-name="T28">=</text:span><text:span text:style-name="T19">100000</text:span>)</text:p>
        <text:p text:style-name="P15">0.5829014980008651</text:p>
        <text:p text:style-name="P15"><text:soft-page-break/>&gt;&gt;&gt;</text:p>
        <text:p text:style-name="P15"><text:span text:style-name="T21">&gt;&gt;&gt; </text:span><text:span text:style-name="T30"># attribute is present</text:span></text:p>
        <text:p text:style-name="P15"><text:span text:style-name="T21">&gt;&gt;&gt; </text:span>s <text:span text:style-name="T28">=</text:span> <text:span text:style-name="T15">"""</text:span><text:span text:style-name="T16">\</text:span></text:p>
        <text:p text:style-name="P15"><text:span text:style-name="T21">... </text:span><text:span text:style-name="T15">try:</text:span></text:p>
        <text:p text:style-name="P15"><text:span text:style-name="T21">... </text:span><text:span text:style-name="T15"><text:s text:c="4"/>int.__bool__</text:span></text:p>
        <text:p text:style-name="P15"><text:span text:style-name="T21">... </text:span><text:span text:style-name="T15">except AttributeError:</text:span></text:p>
        <text:p text:style-name="P15"><text:span text:style-name="T21">... </text:span><text:span text:style-name="T15"><text:s text:c="4"/>pass</text:span></text:p>
        <text:p text:style-name="P15"><text:span text:style-name="T21">... </text:span><text:span text:style-name="T15">"""</text:span></text:p>
        <text:p text:style-name="P15"><text:span text:style-name="T21">&gt;&gt;&gt; </text:span>timeit<text:span text:style-name="T28">.</text:span>timeit(stmt<text:span text:style-name="T28">=</text:span>s, number<text:span text:style-name="T28">=</text:span><text:span text:style-name="T19">100000</text:span>)</text:p>
        <text:p text:style-name="P15">0.04215312199994514</text:p>
        <text:p text:style-name="P15"><text:span text:style-name="T21">&gt;&gt;&gt; </text:span>s <text:span text:style-name="T28">=</text:span> <text:span text:style-name="T15">"if hasattr(int, '__bool__'): pass"</text:span></text:p>
        <text:p text:style-name="P15"><text:span text:style-name="T21">&gt;&gt;&gt; </text:span>timeit<text:span text:style-name="T28">.</text:span>timeit(stmt<text:span text:style-name="T28">=</text:span>s, number<text:span text:style-name="T28">=</text:span><text:span text:style-name="T19">100000</text:span>)</text:p>
        <text:p text:style-name="P13">0.08588060699912603</text:p>
        <text:p text:style-name="P1"><text:span text:style-name="T8">To give the </text:span><text:a xlink:type="simple" xlink:href="https://docs.python.org/3/library/timeit.html#module-timeit" text:style-name="Internet_20_link" text:visited-style-name="Visited_20_Internet_20_Link"><text:span text:style-name="Source_20_Text"><text:span text:style-name="T4">timeit</text:span></text:span></text:a><text:span text:style-name="T8"> module access to functions you define, you can pass a </text:span><text:span text:style-name="Emphasis"><text:span text:style-name="T8">setup</text:span></text:span><text:span text:style-name="T8"> parameter which contains an import statement:</text:span></text:p>
        <text:p text:style-name="P15"><text:span text:style-name="T23">def</text:span> <text:span text:style-name="T32">test</text:span>():</text:p>
        <text:p text:style-name="P16"><text:s text:c="4"/><text:span text:style-name="T17">"""Stupid test function"""</text:span></text:p>
        <text:p text:style-name="P16"><text:s text:c="4"/><text:span text:style-name="T1">L </text:span><text:span text:style-name="T29">=</text:span><text:span text:style-name="T1"> [i </text:span><text:span text:style-name="T24">for</text:span><text:span text:style-name="T1"> i </text:span><text:span text:style-name="T24">in</text:span><text:span text:style-name="T1"> </text:span><text:span text:style-name="T25">range</text:span><text:span text:style-name="T1">(</text:span><text:span text:style-name="T20">100</text:span><text:span text:style-name="T1">)]</text:span></text:p>
        <text:p text:style-name="P17"/>
        <text:p text:style-name="P15"><text:span text:style-name="T23">if</text:span> <text:span text:style-name="T33">__name__</text:span> <text:span text:style-name="T28">==</text:span> <text:span text:style-name="T15">'__main__'</text:span>:</text:p>
        <text:p text:style-name="P16"><text:s text:c="4"/><text:span text:style-name="T24">import</text:span><text:span text:style-name="T1"> </text:span><text:span text:style-name="T27">timeit</text:span></text:p>
        <text:p text:style-name="P14"><text:s text:c="4"/><text:span text:style-name="T25">print</text:span><text:span text:style-name="T1">(timeit</text:span><text:span text:style-name="T29">.</text:span><text:span text:style-name="T1">timeit(</text:span><text:span text:style-name="T18">"test()"</text:span><text:span text:style-name="T1">, setup</text:span><text:span text:style-name="T29">=</text:span><text:span text:style-name="T18">"from __main__ import test"</text:span><text:span text:style-name="T1">))</text:span></text:p>
        <text:p text:style-name="P1"><text:span text:style-name="T8">Another option is to pass </text:span><text:a xlink:type="simple" xlink:href="https://docs.python.org/3/library/functions.html#globals" text:style-name="Internet_20_link" text:visited-style-name="Visited_20_Internet_20_Link"><text:span text:style-name="Source_20_Text"><text:span text:style-name="T4">globals()</text:span></text:span></text:a><text:span text:style-name="T8"> to the </text:span><text:span text:style-name="Emphasis"><text:span text:style-name="T8">globals</text:span></text:span><text:span text:style-name="T8"> parameter, which will cause the code to be executed within your current global namespace. This can be more convenient than individually specifying imports:</text:span></text:p>
        <text:p text:style-name="P15"><text:span text:style-name="T23">def</text:span> <text:span text:style-name="T32">f</text:span>(x):</text:p>
        <text:p text:style-name="P16"><text:s text:c="4"/><text:span text:style-name="T24">return</text:span><text:span text:style-name="T1"> x</text:span><text:span text:style-name="T29">**</text:span><text:span text:style-name="T20">2</text:span></text:p>
        <text:p text:style-name="P15"><text:span text:style-name="T23">def</text:span> <text:span text:style-name="T32">g</text:span>(x):</text:p>
        <text:p text:style-name="P16"><text:s text:c="4"/><text:span text:style-name="T24">return</text:span><text:span text:style-name="T1"> x</text:span><text:span text:style-name="T29">**</text:span><text:span text:style-name="T20">4</text:span></text:p>
        <text:p text:style-name="P15"><text:span text:style-name="T23">def</text:span> <text:span text:style-name="T32">h</text:span>(x):</text:p>
        <text:p text:style-name="P16"><text:s text:c="4"/><text:span text:style-name="T24">return</text:span><text:span text:style-name="T1"> x</text:span><text:span text:style-name="T29">**</text:span><text:span text:style-name="T20">8</text:span></text:p>
        <text:p text:style-name="P17"/>
        <text:p text:style-name="P15"><text:span text:style-name="T23">import</text:span> <text:span text:style-name="T26">timeit</text:span></text:p>
        <text:p text:style-name="P13"><text:span text:style-name="T22">print</text:span>(timeit<text:span text:style-name="T28">.</text:span>timeit(<text:span text:style-name="T15">'[func(42) for func in (f,g,h)]'</text:span>, <text:span text:style-name="T22">globals</text:span><text:span text:style-name="T28">=</text:span><text:span text:style-name="T22">globals</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Arial, sans-serif"/>
    <style:font-face style:name="monospace1" svg:font-family="monospace"/>
    <style:font-face style:name="monospace" svg:font-family="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7:46:35.662959138</meta:creation-date>
    <dc:date>2018-04-08T17:47:55.342005384</dc:date>
    <meta:editing-duration>PT1M20S</meta:editing-duration>
    <meta:editing-cycles>1</meta:editing-cycles>
    <meta:document-statistic meta:table-count="0" meta:image-count="0" meta:object-count="0" meta:page-count="8" meta:paragraph-count="169" meta:word-count="1677" meta:character-count="10853" meta:non-whitespace-character-count="9280"/>
    <meta:generator>LibreOffice/5.1.6.2$Linux_X86_64 LibreOffice_project/10m0$Build-2</meta:generator>
  </office:meta>
</office:document-meta>
</file>